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595950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198.03" calcext:value-type="float">
            <text:p>198.03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42 kWh</text:p>
          </table:table-cell>
          <table:table-cell office:value-type="float" office:value="822.91" calcext:value-type="float">
            <text:p>822.91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9.33" calcext:value-type="float">
            <text:p>9.33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140.33" calcext:value-type="float">
            <text:p>1140.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3.94" calcext:value-type="float">
            <text:p>3.94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48 kWh</text:p>
          </table:table-cell>
          <table:table-cell office:value-type="float" office:value="866.16" calcext:value-type="float">
            <text:p>866.16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4.93" calcext:value-type="float">
            <text:p>4.93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/>
          <table:table-cell office:value-type="float" office:value="-457.48" calcext:value-type="float">
            <text:p>-457.48</text:p>
          </table:table-cell>
          <table:table-cell office:value-type="string" calcext:value-type="string">
            <text:p>T-0</text:p>
          </table:table-cell>
          <table:table-cell office:value-type="float" office:value="501.7" calcext:value-type="float">
            <text:p>501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12" calcext:value-type="float">
            <text:p>1.12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71 kWh</text:p>
          </table:table-cell>
          <table:table-cell office:value-type="float" office:value="1029.95" calcext:value-type="float">
            <text:p>1029.95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1.96" calcext:value-type="float">
            <text:p>11.96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209.35" calcext:value-type="float">
            <text:p>1209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4.78" calcext:value-type="float">
            <text:p>4.78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5 kWh</text:p>
          </table:table-cell>
          <table:table-cell office:value-type="float" office:value="835.81" calcext:value-type="float">
            <text:p>835.8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.78" calcext:value-type="float">
            <text:p>4.78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float" office:value="-441.46" calcext:value-type="float">
            <text:p>-441.46</text:p>
          </table:table-cell>
          <table:table-cell office:value-type="string" calcext:value-type="string">
            <text:p>T-0</text:p>
          </table:table-cell>
          <table:table-cell office:value-type="float" office:value="485.7" calcext:value-type="float">
            <text:p>485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91" calcext:value-type="float">
            <text:p>0.9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59 kWh</text:p>
          </table:table-cell>
          <table:table-cell office:value-type="float" office:value="935.21" calcext:value-type="float">
            <text:p>935.21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112.08" calcext:value-type="float">
            <text:p>1112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0.26" calcext:value-type="float">
            <text:p>0.26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7 kWh</text:p>
          </table:table-cell>
          <table:table-cell office:value-type="float" office:value="844.2" calcext:value-type="float">
            <text:p>844.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4.81" calcext:value-type="float">
            <text:p>4.81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445.89" calcext:value-type="float">
            <text:p>-445.89</text:p>
          </table:table-cell>
          <table:table-cell office:value-type="string" calcext:value-type="string">
            <text:p>T-0</text:p>
          </table:table-cell>
          <table:table-cell office:value-type="float" office:value="486.17" calcext:value-type="float">
            <text:p>486.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3.82" calcext:value-type="float">
            <text:p>3.82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53 kWh</text:p>
          </table:table-cell>
          <table:table-cell office:value-type="float" office:value="884.89" calcext:value-type="float">
            <text:p>884.89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5.55" calcext:value-type="float">
            <text:p>5.55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468.06" calcext:value-type="float">
            <text:p>-468.06</text:p>
          </table:table-cell>
          <table:table-cell office:value-type="string" calcext:value-type="string">
            <text:p>T-0</text:p>
          </table:table-cell>
          <table:table-cell office:value-type="float" office:value="564.84" calcext:value-type="float">
            <text:p>564.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47 kWh</text:p>
          </table:table-cell>
          <table:table-cell office:value-type="float" office:value="837.4" calcext:value-type="float">
            <text:p>837.4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4.77" calcext:value-type="float">
            <text:p>4.77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442.28" calcext:value-type="float">
            <text:p>-442.28</text:p>
          </table:table-cell>
          <table:table-cell office:value-type="string" calcext:value-type="string">
            <text:p>T-0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5.41" calcext:value-type="float">
            <text:p>5.41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49 kWh</text:p>
          </table:table-cell>
          <table:table-cell office:value-type="float" office:value="839.01" calcext:value-type="float">
            <text:p>839.01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78" calcext:value-type="float">
            <text:p>4.78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/>
          <table:table-cell office:value-type="float" office:value="-442.68" calcext:value-type="float">
            <text:p>-442.68</text:p>
          </table:table-cell>
          <table:table-cell office:value-type="string" calcext:value-type="string">
            <text:p>T-0</text:p>
          </table:table-cell>
          <table:table-cell office:value-type="float" office:value="488.29" calcext:value-type="float">
            <text:p>488.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57 kWh</text:p>
          </table:table-cell>
          <table:table-cell office:value-type="float" office:value="882.66" calcext:value-type="float">
            <text:p>882.6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0.45" calcext:value-type="float">
            <text:p>10.45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055.58" calcext:value-type="float">
            <text:p>1055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154 kWh</text:p>
          </table:table-cell>
          <table:table-cell office:value-type="float" office:value="858.47" calcext:value-type="float">
            <text:p>858.47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0.2" calcext:value-type="float">
            <text:p>10.2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030.46" calcext:value-type="float">
            <text:p>1030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48 kWh</text:p>
          </table:table-cell>
          <table:table-cell office:value-type="float" office:value="813.3" calcext:value-type="float">
            <text:p>813.3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65" calcext:value-type="float">
            <text:p>4.65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-428.75" calcext:value-type="float">
            <text:p>-428.75</text:p>
          </table:table-cell>
          <table:table-cell office:value-type="string" calcext:value-type="string">
            <text:p>T-0</text:p>
          </table:table-cell>
          <table:table-cell office:value-type="float" office:value="469.98" calcext:value-type="float">
            <text:p>469.98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6:31:12.274000000</meta:creation-date>
    <dc:date>2018-03-27T06:55:48.816000000</dc:date>
    <meta:editing-duration>PT32S</meta:editing-duration>
    <meta:editing-cycles>1</meta:editing-cycles>
    <meta:document-statistic meta:table-count="1" meta:cell-count="163" meta:object-count="0"/>
    <meta:generator>LibreOffice/5.3.4.2$Windows_x86 LibreOffice_project/f82d347ccc0be322489bf7da61d7e4ad13fe2ff3</meta:generator>
  </office:meta>
</office:document-meta>
</file>